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B26FDD096C9354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88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99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officeooo:paragraph-rsid="0023ac77"/>
    </style:style>
    <style:style style:name="P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a5680" officeooo:paragraph-rsid="00214b02" fo:background-color="transparent"/>
    </style:style>
    <style:style style:name="P15" style:family="paragraph" style:parent-style-name="Table_20_Contents">
      <style:text-properties officeooo:rsid="0023ac77" officeooo:paragraph-rsid="0023ac77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paragraph-rsid="00214b02"/>
    </style:style>
    <style:style style:name="P19" style:family="paragraph" style:parent-style-name="Table_20_Contents">
      <style:text-properties officeooo:rsid="0023ac77" officeooo:paragraph-rsid="0023ac77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1" style:family="paragraph" style:parent-style-name="Table_20_Contents">
      <style:paragraph-properties fo:text-align="start" style:justify-single-word="false"/>
      <style:text-properties officeooo:rsid="00214b02" officeooo:paragraph-rsid="00214b02"/>
    </style:style>
    <style:style style:name="P22" style:family="paragraph" style:parent-style-name="Table_20_Contents">
      <style:text-properties fo:font-weight="bold" officeooo:rsid="00256445" officeooo:paragraph-rsid="00256445" style:font-weight-asian="bold" style:font-weight-complex="bold"/>
    </style:style>
    <style:style style:name="P23" style:family="paragraph" style:parent-style-name="Table_20_Contents">
      <style:text-properties officeooo:paragraph-rsid="00256445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23ac77" fo:background-color="transparent" loext:char-shading-value="0"/>
    </style:style>
    <style:style style:name="T15" style:family="text">
      <style:text-properties officeooo:rsid="001a5680"/>
    </style:style>
    <style:style style:name="T16" style:family="text">
      <style:text-properties officeooo:rsid="001d9b1c"/>
    </style:style>
    <style:style style:name="T17" style:family="text">
      <style:text-properties officeooo:rsid="001e1d42"/>
    </style:style>
    <style:style style:name="T18" style:family="text">
      <style:text-properties officeooo:rsid="0026e5cd"/>
    </style:style>
    <style:style style:name="T19" style:family="text">
      <style:text-properties officeooo:rsid="0023ac77"/>
    </style:style>
    <style:style style:name="T20" style:family="text">
      <style:text-properties officeooo:rsid="0025644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3">sp. zn. </text:span><text:span text:style-name="T14">KF KhK 3/2017</text:span></text:p>
      <text:p text:style-name="P3"><text:s/></text:p>
      <text:p text:style-name="P4"><text:span text:style-name="T20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3"><text:span text:style-name="T8">Zadavatel</text:span><text:span text:style-name="T11">:</text:span></text:p>
          </table:table-cell>
          <table:table-cell table:style-name="Tabulka1.A1" office:value-type="string">
            <text:p text:style-name="P16"><text:span text:style-name="T8">Česká pirátská strana, </text:span>organizační složka: <text:span text:style-name="T19">Královehradecký kraj</text:span></text:p>
            <text:p text:style-name="P16">z<text:span text:style-name="T15">a</text:span>st<text:span text:style-name="T15">o</text:span>up<text:span text:style-name="T15">ena</text:span>: <text:span text:style-name="T19">Pavlem Bulíčkem</text:span>, e-mail: <text:a xlink:type="simple" xlink:href="mailto:pavel.bulicek@pirati.cz" text:style-name="Internet_20_link" text:visited-style-name="Visited_20_Internet_20_Link"><text:span text:style-name="T19">pavel.bulicek@pirati.cz</text:span></text:a><text:span text:style-name="T19">, předseda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5">Jméno</text:span>: <text:span text:style-name="T19">Ing. Martin Jiránek, ročník</text:span>: <text:span text:style-name="T17">1978</text:span> <text:s text:c="2"/></text:p>
            <text:p text:style-name="P21">Trvale bytem: Trutnov</text:p>
          </table:table-cell>
        </table:table-row>
        <table:table-row table:style-name="Tabulka1.1">
          <table:table-cell table:style-name="Tabulka1.A1" office:value-type="string">
            <text:p text:style-name="P22"><text:span text:style-name="T12">Předmět dodatku:</text:span></text:p>
          </table:table-cell>
          <table:table-cell table:style-name="Tabulka1.A1" office:value-type="string">
            <text:p text:style-name="P23"><text:span text:style-name="T20">Změna termínu provedení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4"><text:s/><text:span text:style-name="T20">Do 31.10.2017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9">Hradci Králové 31-10-2017</text:span></text:p>
      <text:p text:style-name="P8">Za zadavatele: <text:tab/><text:tab/><text:tab/>Za dodavatele: </text:p>
      <text:p text:style-name="P9"><text:span text:style-name="T19">Pavel Bulíček</text:span><text:tab/><text:tab/><text:tab/><text:span text:style-name="T19">Martin Jiránek</text:span></text:p>
      <text:p text:style-name="P9"/>
      <text:p text:style-name="P8">….................<text:tab/><text:tab/><text:tab/>…................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23ac77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321cm" fo:margin-left="2.499cm" fo:margin-right="1.59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B26FDD096C9354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30T09:58:14.054473138</dc:date>
    <meta:editing-cycles>105</meta:editing-cycles>
    <meta:editing-duration>P24DT13H8M34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22" meta:word-count="134" meta:character-count="984" meta:non-whitespace-character-count="854"/>
    <meta:user-defined meta:name="Informace 1"/>
    <meta:user-defined meta:name="Informace 2"/>
    <meta:user-defined meta:name="Informace 3"/>
    <meta:user-defined meta:name="Informace 4"/>
  </office:meta>
</office:document-meta>
</file>